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ransformerSupportTests.resolveUrlPathWithRelativePathInPar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ransformerSupportTests.to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ransformerSupportTests.getResourc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ourceTransformerSupport.transform( HttpServletRequest request , Resource resource , ResourceTransform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ransformerSupportTests.createUrlProvider( List &lt; Resource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ransformerSupportTests.resolve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TransformerSupportTests.resolveUrlPathWith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ransformerSuppor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